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c24" officeooo:paragraph-rsid="00009c24"/>
    </style:style>
    <style:style style:name="P2" style:family="paragraph" style:parent-style-name="Standard">
      <style:text-properties officeooo:paragraph-rsid="00009c24"/>
    </style:style>
    <style:style style:name="P3" style:family="paragraph" style:parent-style-name="Standard">
      <style:text-properties fo:font-weight="bold" officeooo:rsid="00009c24" officeooo:paragraph-rsid="00009c24" style:font-weight-asian="bold" style:font-weight-complex="bold"/>
    </style:style>
    <style:style style:name="P4" style:family="paragraph" style:parent-style-name="Standard">
      <style:text-properties fo:font-weight="bold" officeooo:rsid="00024791" officeooo:paragraph-rsid="00024791" style:font-weight-asian="bold" style:font-weight-complex="bold"/>
    </style:style>
    <style:style style:name="P5" style:family="paragraph" style:parent-style-name="Standard">
      <style:text-properties fo:font-weight="bold" officeooo:rsid="000263f3" officeooo:paragraph-rsid="000263f3" style:font-weight-asian="bold" style:font-weight-complex="bold"/>
    </style:style>
    <style:style style:name="P6" style:family="paragraph" style:parent-style-name="Standard">
      <style:text-properties officeooo:rsid="00024791" officeooo:paragraph-rsid="00024791"/>
    </style:style>
    <style:style style:name="T1" style:family="text">
      <style:text-properties officeooo:rsid="00009c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esentation notes Second Year Paper</text:p>
      <text:p text:style-name="P1"/>
      <text:p text:style-name="P3">Title slide</text:p>
      <text:p text:style-name="P1"/>
      <text:p text:style-name="P1"/>
      <text:p text:style-name="P3">Motivation</text:p>
      <text:p text:style-name="P1"/>
      <text:p text:style-name="P1">- clean air standards have large penalties and costs associated with being designated non-attainment</text:p>
      <text:p text:style-name="P2"><text:span text:style-name="T1">- Only 75% of readings are required by NAAQS</text:span></text:p>
      <text:p text:style-name="P2">EPA pollution monitors can be shut off for unreported reasons.</text:p>
      <text:p text:style-name="P2">- <text:span text:style-name="T1">Sample Selection issue</text:span></text:p>
      <text:p text:style-name="P1"/>
      <text:p text:style-name="P1"/>
      <text:p text:style-name="P1"/>
      <text:p text:style-name="P1"><text:span text:style-name="T2">Context</text:span></text:p>
      <text:p text:style-name="P1">Satellite Data:</text:p>
      <text:p text:style-name="P1">- Strategic decisions of monitor locations: Grainger et al. 2017</text:p>
      <text:p text:style-name="P1">- Using satellite data to fill gaps in air pollution monitoring: Sullivan, Krupnick 2018</text:p>
      <text:p text:style-name="P1">- Prediction error is significant in satellite-based estimates of air pollution: Fowlie, Rubin, Walker 2019</text:p>
      <text:p text:style-name="P1">- Strategic pollution control: Zou 2021</text:p>
      <text:p text:style-name="P1"/>
      <text:p text:style-name="P1">Location Pollution Alerts</text:p>
      <text:p text:style-name="P1">- Spotting Strategic Behavior in EPA Monitor Shutoffs: Mu, Rubin, Zou 2021</text:p>
      <text:p text:style-name="P1"/>
      <text:p text:style-name="P6"/>
      <text:p text:style-name="P6"/>
      <text:p text:style-name="P4">Use PM2.5 Air Pollution Monitors to Predict Missing EPA Data</text:p>
      <text:p text:style-name="P5"><text:span text:style-name="T3">Red circles ~ 25 mi in diameter</text:span></text:p>
      <text:p text:style-name="P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9:20:26.076998188</meta:creation-date>
    <dc:date>2021-12-05T10:44:26.241605011</dc:date>
    <meta:editing-duration>PT18H29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25" meta:character-count="797" meta:non-whitespace-character-count="689"/>
  </office:meta>
</office:document-meta>
</file>